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adornments="Regular" style:font-pitch="variable" style:font-charset="x-symbol"/>
    <style:font-face style:name="Calibri1" svg:font-family="Calibri"/>
    <style:font-face style:name="Wingdings1" svg:font-family="Wingdings"/>
    <style:font-face style:name="Monospace" svg:font-family="Monospace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Standard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fo:language="en" fo:country="US" fo:font-weight="bold" style:font-weight-asian="bold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style:paragraph-properties fo:break-before="page"/>
      <style:text-properties fo:font-size="16pt" fo:font-style="italic" fo:font-weight="bold" style:font-size-asian="16pt" style:font-style-asian="italic" style:font-weight-asian="bold" style:font-size-complex="16pt"/>
    </style:style>
    <style:style style:name="P20" style:family="paragraph" style:parent-style-name="Standard">
      <style:paragraph-properties fo:margin-top="0cm" fo:margin-bottom="0cm"/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P21" style:family="paragraph" style:parent-style-name="Standard">
      <style:paragraph-properties fo:margin-top="0cm" fo:margin-bottom="0cm"/>
      <style:text-properties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P22" style:family="paragraph" style:parent-style-name="List_20_Paragraph" style:list-style-name="WWNum2"/>
    <style:style style:name="P23" style:family="paragraph" style:parent-style-name="List_20_Paragraph" style:list-style-name="WWNum2">
      <style:text-properties fo:language="en" fo:country="US"/>
    </style:style>
    <style:style style:name="P24" style:family="paragraph" style:parent-style-name="List_20_Paragraph" style:list-style-name="WWNum1"/>
    <style:style style:name="T1" style:family="text">
      <style:text-properties fo:font-weight="bold" style:font-weight-asian="bold"/>
    </style:style>
    <style:style style:name="T2" style:family="text">
      <style:text-properties style:font-name="Wingdings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75.23 – Inteligencia Artificial</text:p>
      <text:p text:style-name="Standard"/>
      <text:p text:style-name="Standard"/>
      <text:p text:style-name="P10">Trabajo Práctico 1:</text:p>
      <text:p text:style-name="Standard"/>
      <text:p text:style-name="P11">Algoritmos Genétic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Docente</text:span>: José Luis Cabrera</text:p>
      <text:p text:style-name="Standard"/>
      <text:p text:style-name="Standard"><text:span text:style-name="T1">Alumno</text:span>: Mariano Gonzalez Elias (Padrón: 78156)</text:p>
      <text:p text:style-name="Standard"/>
      <text:p text:style-name="Standard"><text:span text:style-name="T1">Año / curso</text:span>: 1er cuatrimestre de 2010</text:p>
      <text:p text:style-name="Standard"/>
      <text:p text:style-name="P19">Enunciado</text:p>
      <text:p text:style-name="P1">Realizar <text:s/>una aplicación que permita implementar algoritmos genéticos.</text:p>
      <text:p text:style-name="P1"/>
      <text:p text:style-name="P1">Esta aplicación debe <text:s/>poseer varios parámetros, como el tamaño de la población, los porcentajes de selección, reproducción y mutación a aplicar y la condición de finalización.</text:p>
      <text:p text:style-name="P1">Como mínimo se deben manejar dos métodos de selección (exceptuando elitista) y uno para reproducción.</text:p>
      <text:p text:style-name="P1"/>
      <text:p text:style-name="P1">La <text:s/>función de aptitud a maximizar debe estar parametrizada de alguna forma. El objetivo es que la aplicación sirva para cualquier función.</text:p>
      <text:p text:style-name="P1">Se deben definir por lo menos dos funciones de optimización distintas para testear la aplicación creada.</text:p>
      <text:p text:style-name="P1"/>
      <text:p text:style-name="P1">El TP se puede realizar en cualquier lenguaje.</text:p>
      <text:p text:style-name="P1"/>
      <text:p text:style-name="P1">Se debe entregar el código fuente y gráficos que muestren la evolución de las distintas generaciones. </text:p>
      <text:p text:style-name="P1"/>
      <text:p text:style-name="P1">El programa se deberá ejecutar en las máquinas del laboratorio (en el caso de requerir algún ambiente especial, este se debe traer el día de la exposición).</text:p>
      <text:p text:style-name="Standard"/>
      <text:p text:style-name="Standard"/>
      <text:p text:style-name="P19">Detalles de la resolución:</text:p>
      <text:p text:style-name="Standard">Lenguaje: <text:s/>JAVA (versión 6).</text:p>
      <text:p text:style-name="P13">Requerimientos mínimos:</text:p>
      <text:list xml:id="list607055327" text:style-name="WWNum2">
        <text:list-item>
          <text:p text:style-name="P23">Java (TM) SE Runtime Environment (build 1.6.0_15)</text:p>
        </text:list-item>
      </text:list>
      <text:p text:style-name="P14">Requerimientos deseados</text:p>
      <text:list xml:id="list272151464" text:continue-numbering="true" text:style-name="WWNum2">
        <text:list-item>
          <text:p text:style-name="P23">Java(TM) SE Runtime Environment (build 1.6.0_20-b02)</text:p>
        </text:list-item>
        <text:list-item>
          <text:p text:style-name="P22">Entorno de desarrolo Eclipse Ganymede (para la importacion del proyecto)</text:p>
        </text:list-item>
      </text:list>
      <text:p text:style-name="P13">Modo de ejecución:</text:p>
      <text:list xml:id="list562138372" text:continue-numbering="true" text:style-name="WWNum2">
        <text:list-item>
          <text:p text:style-name="P22">Por consola:</text:p>
          <text:list>
            <text:list-item>
              <text:p text:style-name="P22">Ubicarse en el directorio “classes” dentro del proyecto (donde esta compilado)</text:p>
            </text:list-item>
            <text:list-item>
              <text:p text:style-name="P22">Correr el siguiente comando: <text:s/><text:span text:style-name="T1">java controllers.TpMain</text:span></text:p>
            </text:list-item>
          </text:list>
        </text:list-item>
        <text:list-item>
          <text:p text:style-name="P22">Por eclipse</text:p>
          <text:list>
            <text:list-item>
              <text:p text:style-name="P22">Seleccionar la clase <text:span text:style-name="T1">controllers.TpMain</text:span> y luego la opción “<text:span text:style-name="T1">Run as… </text:span><text:span text:style-name="T2">-&gt;</text:span><text:span text:style-name="T1"> Java Application</text:span>”</text:p>
            </text:list-item>
          </text:list>
        </text:list-item>
      </text:list>
      <text:p text:style-name="Standard"/>
      <text:p text:style-name="P13">Datos de la ejecución:</text:p>
      <text:p text:style-name="Standard">El programa inicia una población según lo parametrizado en <text:span text:style-name="T1">services.PopulationParameters</text:span>. <text:s/>Tambien la clase <text:span text:style-name="T1">Resident </text:span>aplica parametrizaciones de cada individuo.</text:p>
      <text:p text:style-name="Standard">Para cada individuo se le coloca una edad, sexo, código genético, si pude reproducirse y su nivel de aptitud. <text:s/>Luego se le calcula un Score en base a sus valores de aptitud, si es o no reproducible y su edad.</text:p>
      <text:p text:style-name="Standard">A la población inicial se le aplican en 2 oportunidades los filtros de selección y de reproducción en este orden:</text:p>
      <text:list xml:id="list561506965" text:style-name="WWNum1">
        <text:list-item>
          <text:p text:style-name="P24">Selección por Rueda de Ruleta y Reproducción por Cruza Multipunto</text:p>
        </text:list-item>
        <text:list-item>
          <text:p text:style-name="P24">Selección por Torneo y Reproducción por Cruza Multipunto</text:p>
        </text:list-item>
      </text:list>
      <text:p text:style-name="P15">Aclaración: No se aplicó mutación por lo que tampoco se le incremento la edad a los individuos.</text:p>
      <text:p text:style-name="Standard"/>
      <text:p text:style-name="Standard"/>
      <text:p text:style-name="Standard"/>
      <text:p text:style-name="Standard"/>
      <text:p text:style-name="Standard"/>
      <text:p text:style-name="P16"><text:soft-page-break/>Salida de ejemplo:</text:p>
      <text:p text:style-name="P2">(se imprimen los primeros y ultimos 10 habitantes de los 1000 mas los resultados generales)</text:p>
      <text:p text:style-name="P4">Poblacion inicial: 1000 habitantes </text:p>
      <text:p text:style-name="P3">[Resident: id=0; reproductible=false; age=61; aptitud=553; score=265; geneticCode="YXYXYXYYYXXYYXYYXXYXYYXYXYXYYXYY"]; </text:p>
      <text:p text:style-name="P3">[Resident: id=1; reproductible=false; age=3; aptitud=999; score=1998; geneticCode="YYXXYXYYXXYYXYYYYXXXXYYYXXXYYYYY"]; </text:p>
      <text:p text:style-name="P3">[Resident: id=2; reproductible=false; age=12; aptitud=452; score=904; geneticCode="YYXXYXYYYXYYYYXYYXYYXXYYXYXYXXYX"]; </text:p>
      <text:p text:style-name="P3">[Resident: id=3; reproductible=true; age=34; aptitud=186; score=335; geneticCode="XXXYXXXXYXXXXXYXXYYXYXYYYXYXXYXX"]; </text:p>
      <text:p text:style-name="P3">[Resident: id=4; reproductible=false; age=9; aptitud=521; score=1042; geneticCode="YXYYXXYYXYXXXXXXXXXXXXXYYYYYYYYX"]; </text:p>
      <text:p text:style-name="P3">[Resident: id=5; reproductible=false; age=68; aptitud=333; score=160; geneticCode="XXXYXYYYXXYXYYXXYXXYXXYXYXXXXYXX"]; </text:p>
      <text:p text:style-name="P3">[Resident: id=6; reproductible=false; age=68; aptitud=220; score=106; geneticCode="XYXXXYXYYYXYYYYYXYYYXYXYXYXXXYXX"]; </text:p>
      <text:p text:style-name="P3">[Resident: id=7; reproductible=false; age=21; aptitud=937; score=843; geneticCode="XXYYYYXXYYYYXXYYXXYXXXXYXYXXXXYX"]; </text:p>
      <text:p text:style-name="P3">[Resident: id=8; reproductible=false; age=11; aptitud=472; score=944; geneticCode="YYYXXXYYXXYXXYXXYYYXYYXYXXXYYYYY"]; </text:p>
      <text:p text:style-name="P3">[Resident: id=9; reproductible=false; age=13; aptitud=423; score=846; geneticCode="XYYYXXYXXXXXYYYYYYYYXYXYXYYXYXYY"]; </text:p>
      <text:p text:style-name="P3">[Resident: id=10; reproductible=false; age=9; aptitud=434; score=868; geneticCode="XXXXYXYYXXYYXXYYXXXXXYYYYXYXXYXY"]; </text:p>
      <text:p text:style-name="P3">…</text:p>
      <text:p text:style-name="P3">[Resident: id=990; reproductible=false; age=8; aptitud=710; score=1420; geneticCode="YXXXXYXYYYYYXYXYXXYYXYYXXXYXXYYY"]; </text:p>
      <text:p text:style-name="P3">[Resident: id=991; reproductible=true; age=21; aptitud=864; score=1555; geneticCode="YYYXYXYYYXYXYYXXXXYXXYXXXXXXXXYY"]; </text:p>
      <text:p text:style-name="P3">[Resident: id=992; reproductible=false; age=27; aptitud=188; score=169; geneticCode="XYYYXYYXYYXXXYYYYXXXYYYXXXYYYYYY"]; </text:p>
      <text:p text:style-name="P3">[Resident: id=993; reproductible=false; age=67; aptitud=100; score=48; geneticCode="YYYXXYYXXXXXYYXYXXYYYXXYXXYYXXXY"]; </text:p>
      <text:p text:style-name="P3">[Resident: id=994; reproductible=false; age=9; aptitud=57; score=114; geneticCode="YYXYYXYYYXYYXXYYXYYXXXYXYYYXYYXX"]; </text:p>
      <text:p text:style-name="P3">[Resident: id=995; reproductible=false; age=50; aptitud=804; score=724; geneticCode="XXXXYXYYYXXYXXYXYXXYXYYXYYXYXYXX"]; </text:p>
      <text:p text:style-name="P3">[Resident: id=996; reproductible=true; age=27; aptitud=893; score=1607; geneticCode="YYXXYYYYXXXXYXYYYYYXXXXYXXYYXYXY"]; </text:p>
      <text:p text:style-name="P3">[Resident: id=997; reproductible=false; age=6; aptitud=326; score=652; geneticCode="YXXYXYYYXXYXYYYXYXYXXXYXXYXXYXXX"]; </text:p>
      <text:p text:style-name="P3">[Resident: id=998; reproductible=false; age=19; aptitud=219; score=197; geneticCode="YYYYYXXYXXXYYXXYXYYXXXYYXYXXYXYX"]; </text:p>
      <text:p text:style-name="P3">[Resident: id=999; reproductible=false; age=55; aptitud=851; score=408; geneticCode="XYXXXXYXXXXYXXXXYXYYXYXXXYYXXXXY"]; </text:p>
      <text:p text:style-name="P6">Resumen de la poblacion </text:p>
      <text:p text:style-name="P3">Sexo. Femenino: 491. Masculino: 509 </text:p>
      <text:p text:style-name="P3">Edad. Niños: 271. Adultos: 447. Ancianos282 </text:p>
      <text:p text:style-name="P3">Individuos con capacidad de reproduccion: 210 </text:p>
      <text:p text:style-name="P3">Total individuos: 1000. Mejor score de aptitud: 1998</text:p>
      <text:p text:style-name="P3"/>
      <text:p text:style-name="P3"/>
      <text:p text:style-name="P3"/>
      <text:p text:style-name="P3"/>
      <text:p text:style-name="P8"><text:soft-page-break/>Primera fase. </text:p>
      <text:p text:style-name="P7">Aplicacion de filtros: Seleccion x rueda de ruleta + Reproduccion por Cruza multipunto </text:p>
      <text:p text:style-name="P4">Poblacion: 1008 habitantes </text:p>
      <text:p text:style-name="P3">[Resident: id=0; reproductible=false; age=61; aptitud=553; score=265; geneticCode="YXYXYXYYYXXYYXYYXXYXYYXYXYXYYXYY"]; </text:p>
      <text:p text:style-name="P3">[Resident: id=1; reproductible=false; age=3; aptitud=999; score=1998; geneticCode="YYXXYXYYXXYYXYYYYXXXXYYYXXXYYYYY"]; </text:p>
      <text:p text:style-name="P3">[Resident: id=2; reproductible=false; age=12; aptitud=452; score=904; geneticCode="YYXXYXYYYXYYYYXYYXYYXXYYXYXYXXYX"]; </text:p>
      <text:p text:style-name="P3">[Resident: id=3; reproductible=true; age=34; aptitud=186; score=335; geneticCode="XXXYXXXXYXXXXXYXXYYXYXYYYXYXXYXX"]; </text:p>
      <text:p text:style-name="P3">[Resident: id=4; reproductible=false; age=9; aptitud=521; score=1042; geneticCode="YXYYXXYYXYXXXXXXXXXXXXXYYYYYYYYX"]; </text:p>
      <text:p text:style-name="P3">[Resident: id=5; reproductible=false; age=68; aptitud=333; score=160; geneticCode="XXXYXYYYXXYXYYXXYXXYXXYXYXXXXYXX"]; </text:p>
      <text:p text:style-name="P3">[Resident: id=6; reproductible=false; age=68; aptitud=220; score=106; geneticCode="XYXXXYXYYYXYYYYYXYYYXYXYXYXXXYXX"]; </text:p>
      <text:p text:style-name="P3">[Resident: id=7; reproductible=false; age=21; aptitud=937; score=843; geneticCode="XXYYYYXXYYYYXXYYXXYXXXXYXYXXXXYX"]; </text:p>
      <text:p text:style-name="P3">[Resident: id=8; reproductible=false; age=11; aptitud=472; score=944; geneticCode="YYYXXXYYXXYXXYXXYYYXYYXYXXXYYYYY"]; </text:p>
      <text:p text:style-name="P3">[Resident: id=9; reproductible=false; age=13; aptitud=423; score=846; geneticCode="XYYYXXYXXXXXYYYYYYYYXYXYXYYXYXYY"]; </text:p>
      <text:p text:style-name="P3">[Resident: id=10; reproductible=false; age=9; aptitud=434; score=868; geneticCode="XXXXYXYYXXYYXXYYXXXXXYYYYXYXXYXY"]; </text:p>
      <text:p text:style-name="P3">…</text:p>
      <text:p text:style-name="P3">[Resident: id=1085; reproductible=false; age=0; aptitud=44; score=88; geneticCode="XYXYXYXXYXYXXXYYYXYXYXYYYXYYXYYX"]; </text:p>
      <text:p text:style-name="P3">[Resident: id=1084; reproductible=false; age=0; aptitud=165; score=330; geneticCode="YXXYXXXXXYXXXYYXXYXXYXYXXYXXYXXY"]; </text:p>
      <text:p text:style-name="P3">[Resident: id=1075; reproductible=false; age=0; aptitud=523; score=1046; geneticCode="YYXXXYXYXYXXYYYYXYYYYYXXXXXYXYYX"]; </text:p>
      <text:p text:style-name="P3">[Resident: id=1074; reproductible=false; age=0; aptitud=51; score=102; geneticCode="XXYXXYXYYYXYYXYYYXXYXXYYXXXXYXYX"]; </text:p>
      <text:p text:style-name="P3">[Resident: id=1073; reproductible=false; age=0; aptitud=717; score=1434; geneticCode="XXYXYXYXYXYYYXYXYXYYXYYXYYXYYYYX"]; </text:p>
      <text:p text:style-name="P3">[Resident: id=1072; reproductible=false; age=0; aptitud=742; score=1484; geneticCode="XXYXXXYXYXYYXXYYYXXYXYYXXYYYXYXY"]; </text:p>
      <text:p text:style-name="P3">[Resident: id=1079; reproductible=false; age=0; aptitud=581; score=1162;geneticCode="YXXYYYXXXYYXYYXXXYXXXXYXYXXXYXYY"]; </text:p>
      <text:p text:style-name="P3">[Resident: id=1078; reproductible=false; age=0; aptitud=132; score=264; geneticCode="XYXYYXXXXYYXXYYYXYYXYXYYXYXXXYYX"]; </text:p>
      <text:p text:style-name="P3">[Resident: id=1077; reproductible=false; age=0; aptitud=655; score=1310; geneticCode="XXYYYXXYYXYXXYXXXYXYXXYYYXYXXYXY"]; </text:p>
      <text:p text:style-name="P3">[Resident: id=1076; reproductible=false; age=0; aptitud=909; score=1818; geneticCode="XXYYXXYYXYXXXYYXYYYXXXXXXYXYYYYX"];</text:p>
      <text:p text:style-name="P6">Resumen de la poblacion </text:p>
      <text:p text:style-name="P3">Sexo. Femenino: 489. Masculino: 519 </text:p>
      <text:p text:style-name="P3">Edad. Niños: 354. Adultos: 417. Ancianos237 </text:p>
      <text:p text:style-name="P3">Individuos con capacidad de reproduccion: 204 </text:p>
      <text:p text:style-name="P3">Total individuos: 1008. Mejor score de aptitud: 1998</text:p>
      <text:p text:style-name="P3"/>
      <text:p text:style-name="P3"/>
      <text:p text:style-name="P3"/>
      <text:p text:style-name="P3"/>
      <text:p text:style-name="P8"><text:soft-page-break/>Segunda fase. </text:p>
      <text:p text:style-name="P7">Aplicacion de filtros: Seleccion x torneo + Reproduccion por Cruza multipunto </text:p>
      <text:p text:style-name="P4">Poblacion: 1011 habitantes </text:p>
      <text:p text:style-name="P3">[Resident: id=0; reproductible=false; age=61; aptitud=553; score=265; geneticCode="YXYXYXYYYXXYYXYYXXYXYYXYXYXYYXYY"]; </text:p>
      <text:p text:style-name="P3">[Resident: id=1; reproductible=false; age=3; aptitud=999; score=1998; geneticCode="YYXXYXYYXXYYXYYYYXXXXYYYXXXYYYYY"]; </text:p>
      <text:p text:style-name="P3">[Resident: id=2; reproductible=false; age=12; aptitud=452; score=904; geneticCode="YYXXYXYYYXYYYYXYYXYYXXYYXYXYXXYX"]; </text:p>
      <text:p text:style-name="P3">[Resident: id=3; reproductible=true; age=34; aptitud=186; score=335; geneticCode="XXXYXXXXYXXXXXYXXYYXYXYYYXYXXYXX"]; </text:p>
      <text:p text:style-name="P3">[Resident: id=4; reproductible=false; age=9; aptitud=521; score=1042; geneticCode="YXYYXXYYXYXXXXXXXXXXXXXYYYYYYYYX"]; </text:p>
      <text:p text:style-name="P3">[Resident: id=5; reproductible=false; age=68; aptitud=333; score=160; geneticCode="XXXYXYYYXXYXYYXXYXXYXXYXYXXXXYXX"]; </text:p>
      <text:p text:style-name="P3">[Resident: id=6; reproductible=false; age=68; aptitud=220; score=106; geneticCode="XYXXXYXYYYXYYYYYXYYYXYXYXYXXXYXX"]; </text:p>
      <text:p text:style-name="P3">[Resident: id=7; reproductible=false; age=21; aptitud=937; score=843; geneticCode="XXYYYYXXYYYYXXYYXXYXXXXYXYXXXXYX"]; </text:p>
      <text:p text:style-name="P3">[Resident: id=8; reproductible=false; age=11; aptitud=472; score=944; geneticCode="YYYXXXYYXXYXXYXXYYYXYYXYXXXYYYYY"]; </text:p>
      <text:p text:style-name="P3">[Resident: id=9; reproductible=false; age=13; aptitud=423; score=846; geneticCode="XYYYXXYXXXXXYYYYYYYYXYXYXYYXYXYY"]; </text:p>
      <text:p text:style-name="P3">[Resident: id=10; reproductible=false; age=9; aptitud=434; score=868; geneticCode="XXXXYXYYXXYYXXYYXXXXXYYYYXYXXYXY"]; </text:p>
      <text:p text:style-name="P3">…</text:p>
      <text:p text:style-name="P3">[Resident: id=1199; reproductible=false; age=0; aptitud=442; score=884; geneticCode="YYYYYYYXYXYYYYYXXXYYYXYXYYXYXYXX"]; </text:p>
      <text:p text:style-name="P3">[Resident: id=1198; reproductible=false; age=0; aptitud=644; score=1288;geneticCode="XYXYXYXYXXXYYXYXYXXYXXYXYYXYXXYX"]; </text:p>
      <text:p text:style-name="P3">[Resident: id=1197; reproductible=false; age=0; aptitud=745; score=1490; geneticCode="XXXYXYXYXXYXYYXXYXXYYXXYXYXYYYXY"]; </text:p>
      <text:p text:style-name="P3">[Resident: id=1196; reproductible=false; age=0; aptitud=766; score=1532; geneticCode="YYYYYXYXXXXYXXXYYYXYXXYXYYYXYXYX"]; </text:p>
      <text:p text:style-name="P3">[Resident: id=1202; reproductible=false; age=0; aptitud=874; score=1748; geneticCode="XXYXYYXXXYXYYYXXXYYYXXYXXXYXYXYY"]; </text:p>
      <text:p text:style-name="P3">[Resident: id=1203; reproductible=false; age=0; aptitud=399; score=798; geneticCode="XYXYXYXYXYXYYYXYXYYYYYYYXYXYXXYX"]; </text:p>
      <text:p text:style-name="P3">[Resident: id=1200; reproductible=false; age=0; aptitud=1; score=2; geneticCode="XXYYYXYXXXYXYXYXYXYYXYYXXYXYYYYX"]; </text:p>
      <text:p text:style-name="P3">[Resident: id=1201; reproductible=false; age=0; aptitud=847; score=1694; geneticCode="YYXYXYYXXXYXXYYXXYXXYXXYYXXXXYYY"]; </text:p>
      <text:p text:style-name="P3">[Resident: id=1204; reproductible=false; age=0; aptitud=12; score=24; geneticCode="YXYYXXXXXYYYYYXXYYXYYXYXXYXYYYYY"]; </text:p>
      <text:p text:style-name="P3">[Resident: id=1205; reproductible=false; age=0; aptitud=481; score=962; geneticCode="XXYXYYXXXYXXXXYXYYXYXXXYYYYXXXYY"];</text:p>
      <text:p text:style-name="P5">Resumen de la poblacion </text:p>
      <text:p text:style-name="P3">Sexo. Femenino: 496. Masculino: 515 </text:p>
      <text:p text:style-name="P3">Edad. Niños: 434. Adultos: 378. Ancianos199 </text:p>
      <text:p text:style-name="P3">Individuos con capacidad de reproduccion: 191 </text:p>
      <text:p text:style-name="P3">Total individuos: 1011. Mejor score de aptitud: 1998</text:p>
      <text:p text:style-name="P3"/>
      <text:p text:style-name="P3"/>
      <text:p text:style-name="P3"/>
      <text:p text:style-name="P3"/>
      <text:p text:style-name="P17"><text:soft-page-break/>Codigo fuente:</text:p>
      <text:p text:style-name="P21">controllers.TPMain</text:p>
      <text:p text:style-name="P20"/>
      <text:p text:style-name="P20">package controllers;</text:p>
      <text:p text:style-name="P20"></text:p>
      <text:p text:style-name="P20">import java.util.Iterator;</text:p>
      <text:p text:style-name="P20"></text:p>
      <text:p text:style-name="P20">import domains.Population;</text:p>
      <text:p text:style-name="P20">import domains.Resident;</text:p>
      <text:p text:style-name="P20">import filters.reproduction.MultiPointCrossReproduction;</text:p>
      <text:p text:style-name="P20">import filters.selection.RouletteSelection;</text:p>
      <text:p text:style-name="P20">import filters.selection.TournamentSelection;</text:p>
      <text:p text:style-name="P20"></text:p>
      <text:p text:style-name="P20">public class TpMain {</text:p>
      <text:p text:style-name="P20"></text:p>
      <text:p text:style-name="P20"><text:tab/>/**</text:p>
      <text:p text:style-name="P20"><text:tab/> * @param args</text:p>
      <text:p text:style-name="P20"><text:tab/> * @throws IllegalAccessException </text:p>
      <text:p text:style-name="P20"><text:tab/> * @throws InstantiationException </text:p>
      <text:p text:style-name="P20"><text:tab/> */</text:p>
      <text:p text:style-name="P20"><text:tab/>public static void main(String[] args) throws InstantiationException, IllegalAccessException {</text:p>
      <text:p text:style-name="P20"><text:tab/><text:tab/>Population population = Population.getInstance();</text:p>
      <text:p text:style-name="P20"><text:tab/><text:tab/></text:p>
      <text:p text:style-name="P20"><text:tab/><text:tab/>//Poblacion inicial</text:p>
      <text:p text:style-name="P20"><text:tab/><text:tab/>int populSize = population.getPopulation().size();</text:p>
      <text:p text:style-name="P20"><text:tab/><text:tab/>System.out.println("Poblacion inicial: "+populSize+" habitantes");</text:p>
      <text:p text:style-name="P20"><text:tab/><text:tab/>Iterator&lt;Resident&gt; it = population.iterator();</text:p>
      <text:p text:style-name="P20"><text:tab/><text:tab/>int f=0,m=0,repr=0,kids=0,adult=0,old=0;</text:p>
      <text:p text:style-name="P20"><text:tab/><text:tab/>while (it.hasNext()){</text:p>
      <text:p text:style-name="P20"><text:tab/><text:tab/><text:tab/>Resident ind = it.next();</text:p>
      <text:p text:style-name="P20"><text:tab/><text:tab/><text:tab/>if ("F".equals(ind.getSex())) f++; else m++;</text:p>
      <text:p text:style-name="P20"><text:tab/><text:tab/><text:tab/></text:p>
      <text:p text:style-name="P20"><text:tab/><text:tab/><text:tab/>if (ind.getAge()&lt;Resident.MIN_REPR_AGE) kids++;</text:p>
      <text:p text:style-name="P20"><text:tab/><text:tab/><text:tab/>else if (ind.getAge()&gt;Resident.MAX_REPR_AGE) old++;</text:p>
      <text:p text:style-name="P20"><text:tab/><text:tab/><text:tab/>else adult++;</text:p>
      <text:p text:style-name="P20"><text:tab/><text:tab/><text:tab/></text:p>
      <text:p text:style-name="P20"><text:tab/><text:tab/><text:tab/>if (ind.isReproductible()) repr++;</text:p>
      <text:p text:style-name="P20"><text:tab/><text:tab/><text:tab/></text:p>
      <text:p text:style-name="P20"><text:tab/><text:tab/><text:tab/>System.out.println(ind);</text:p>
      <text:p text:style-name="P20"><text:tab/><text:tab/>}</text:p>
      <text:p text:style-name="P20"><text:tab/><text:tab/>printResumen(f,m,repr,kids,adult,old,populSize,population.getBestScore());</text:p>
      <text:p text:style-name="P20"></text:p>
      <text:p text:style-name="P20"><text:tab/><text:tab/></text:p>
      <text:p text:style-name="P20"><text:tab/><text:tab/>Class [] filters = {RouletteSelection.class,MultiPointCrossReproduction.class};</text:p>
      <text:p text:style-name="P20"><text:tab/><text:tab/>population.applyFilters(filters);</text:p>
      <text:p text:style-name="P20"><text:tab/><text:tab/>populSize = population.getPopulation().size();</text:p>
      <text:p text:style-name="P20"><text:tab/><text:tab/>System.out.println("Primera fase. ");</text:p>
      <text:p text:style-name="P20"><text:tab/><text:tab/>System.out.println("Aplicacion de filtros: Seleccion x rueda de ruleta + Reproduccion por Cruza multipunto");</text:p>
      <text:p text:style-name="P20"><text:tab/><text:tab/>System.out.println("Poblacion: "+populSize+" habitantes");</text:p>
      <text:p text:style-name="P20"><text:tab/><text:tab/>Iterator&lt;Resident&gt; it2 = population.iterator();</text:p>
      <text:p text:style-name="P20"><text:tab/><text:tab/>f=0;m=0;repr=0;kids=0;adult=0;old=0;</text:p>
      <text:p text:style-name="P20"><text:tab/><text:tab/>while (it2.hasNext()){</text:p>
      <text:p text:style-name="P20"><text:tab/><text:tab/><text:tab/>Resident ind = it2.next();</text:p>
      <text:p text:style-name="P20"><text:tab/><text:tab/><text:tab/></text:p>
      <text:p text:style-name="P20"><text:tab/><text:tab/><text:tab/>if ("F".equals(ind.getSex())) f++; else m++;</text:p>
      <text:p text:style-name="P20"><text:tab/><text:tab/><text:tab/></text:p>
      <text:p text:style-name="P20"><text:tab/><text:tab/><text:tab/>if (ind.getAge()&lt;Resident.MIN_REPR_AGE) kids++;</text:p>
      <text:p text:style-name="P20"><text:tab/><text:tab/><text:tab/>else if (ind.getAge()&gt;Resident.MAX_REPR_AGE) old++;</text:p>
      <text:p text:style-name="P20"><text:tab/><text:tab/><text:tab/>else adult++;</text:p>
      <text:p text:style-name="P20"><text:tab/><text:tab/><text:tab/></text:p>
      <text:p text:style-name="P20"><text:tab/><text:tab/><text:tab/>if (ind.isReproductible()) repr++;</text:p>
      <text:p text:style-name="P20"><text:tab/><text:tab/><text:tab/></text:p>
      <text:p text:style-name="P20"><text:tab/><text:tab/><text:tab/>System.out.println(ind);</text:p>
      <text:p text:style-name="P20"><text:tab/><text:tab/>}</text:p>
      <text:p text:style-name="P20"><text:tab/><text:tab/>printResumen(f,m,repr,kids,adult,old,populSize,population.getBestScore());</text:p>
      <text:p text:style-name="P20"><text:tab/><text:tab/></text:p>
      <text:p text:style-name="P20"><text:tab/><text:tab/>System.out.println("Segunda fase. ");</text:p>
      <text:p text:style-name="P20"><text:tab/><text:tab/>System.out.println("Aplicacion de filtros: Seleccion x torneo + Reproduccion por Cruza multipunto");</text:p>
      <text:p text:style-name="P20"><text:tab/><text:tab/>Class [] filters2 = {TournamentSelection.class,MultiPointCrossReproduction.class};</text:p>
      <text:p text:style-name="P20"><text:tab/><text:tab/>population.applyFilters(filters);</text:p>
      <text:p text:style-name="P20"><text:tab/><text:tab/>populSize = population.getPopulation().size();</text:p>
      <text:p text:style-name="P20"><text:tab/><text:tab/>System.out.println("Poblacion: "+populSize+" habitantes");</text:p>
      <text:p text:style-name="P20"><text:tab/><text:tab/></text:p>
      <text:p text:style-name="P20"><text:tab/><text:tab/>it = population.iterator();</text:p>
      <text:p text:style-name="P20"><text:tab/><text:tab/>f=0;m=0;repr=0;kids=0;adult=0;old=0;</text:p>
      <text:p text:style-name="P20"><text:soft-page-break/><text:tab/><text:tab/>while (it.hasNext()){</text:p>
      <text:p text:style-name="P20"><text:tab/><text:tab/><text:tab/>Resident ind = it.next();</text:p>
      <text:p text:style-name="P20"><text:tab/><text:tab/><text:tab/></text:p>
      <text:p text:style-name="P20"><text:tab/><text:tab/><text:tab/>if ("F".equals(ind.getSex())) f++; else m++;</text:p>
      <text:p text:style-name="P20"><text:tab/><text:tab/><text:tab/></text:p>
      <text:p text:style-name="P20"><text:tab/><text:tab/><text:tab/>if (ind.getAge()&lt;Resident.MIN_REPR_AGE) kids++;</text:p>
      <text:p text:style-name="P20"><text:tab/><text:tab/><text:tab/>else if (ind.getAge()&gt;Resident.MAX_REPR_AGE) old++;</text:p>
      <text:p text:style-name="P20"><text:tab/><text:tab/><text:tab/>else adult++;</text:p>
      <text:p text:style-name="P20"><text:tab/><text:tab/><text:tab/></text:p>
      <text:p text:style-name="P20"><text:tab/><text:tab/><text:tab/>if (ind.isReproductible()) repr++;</text:p>
      <text:p text:style-name="P20"><text:tab/><text:tab/><text:tab/></text:p>
      <text:p text:style-name="P20"><text:tab/><text:tab/><text:tab/>System.out.println(ind);</text:p>
      <text:p text:style-name="P20"><text:tab/><text:tab/>}</text:p>
      <text:p text:style-name="P20"><text:tab/><text:tab/>printResumen(f,m,repr,kids,adult,old,populSize,population.getBestScore());</text:p>
      <text:p text:style-name="P20"><text:tab/><text:tab/></text:p>
      <text:p text:style-name="P20"><text:tab/>}</text:p>
      <text:p text:style-name="P20"></text:p>
      <text:p text:style-name="P20"><text:tab/>private static void printResumen(int f, int m, int repr, int kids,</text:p>
      <text:p text:style-name="P20"><text:tab/><text:tab/><text:tab/>int adult, int old, int total, int bestScore) {</text:p>
      <text:p text:style-name="P20"><text:tab/><text:tab/>System.out.println("Resumen de la poblacion");</text:p>
      <text:p text:style-name="P20"><text:tab/><text:tab/>System.out.println("------- -- -- ---------");</text:p>
      <text:p text:style-name="P20"><text:tab/><text:tab/>System.out.println("Sexo. Femenino: "+f+". Masculino: "+m);</text:p>
      <text:p text:style-name="P20"><text:tab/><text:tab/>System.out.println("Edad. Ni�os: "+kids+". Adultos: "+adult+". Ancianos"+old);</text:p>
      <text:p text:style-name="P20"><text:tab/><text:tab/>System.out.println("Individuos con capacidad de reproduccion: "+repr);</text:p>
      <text:p text:style-name="P20"><text:tab/><text:tab/>System.out.println("Total individuos: "+ total+". Mejor score de aptitud: "+bestScore);</text:p>
      <text:p text:style-name="P20"><text:tab/><text:tab/></text:p>
      <text:p text:style-name="P20"><text:tab/>}</text:p>
      <text:p text:style-name="P20"></text:p>
      <text:p text:style-name="P20">}</text:p>
      <text:p text:style-name="P20"/>
      <text:p text:style-name="P20"/>
      <text:p text:style-name="P21">domain.Population</text:p>
      <text:p text:style-name="P20"/>
      <text:p text:style-name="P20">package domains;</text:p>
      <text:p text:style-name="P20"></text:p>
      <text:p text:style-name="P20">import java.util.ArrayList;</text:p>
      <text:p text:style-name="P20">import java.util.HashSet;</text:p>
      <text:p text:style-name="P20">import java.util.Iterator;</text:p>
      <text:p text:style-name="P20">import java.util.List;</text:p>
      <text:p text:style-name="P20"></text:p>
      <text:p text:style-name="P20">import services.PopulationService;</text:p>
      <text:p text:style-name="P20">import filters.Filter;</text:p>
      <text:p text:style-name="P20"></text:p>
      <text:p text:style-name="P20">public class Population implements Iterable&lt;Resident&gt; {</text:p>
      <text:p text:style-name="P20"></text:p>
      <text:p text:style-name="P20"><text:tab/>private ArrayList&lt;Resident&gt; population;</text:p>
      <text:p text:style-name="P20"><text:tab/>private int bestScore = 0;</text:p>
      <text:p text:style-name="P20"><text:tab/></text:p>
      <text:p text:style-name="P20"><text:tab/>private static Population uniqueInstance;</text:p>
      <text:p text:style-name="P20"><text:tab/></text:p>
      <text:p text:style-name="P20"><text:tab/>public static Population getInstance() {</text:p>
      <text:p text:style-name="P20"><text:tab/><text:tab/>if (uniqueInstance == null) {</text:p>
      <text:p text:style-name="P20"><text:tab/><text:tab/><text:tab/>uniqueInstance = new Population();</text:p>
      <text:p text:style-name="P20"><text:tab/><text:tab/>}</text:p>
      <text:p text:style-name="P20"><text:tab/><text:tab/>return uniqueInstance; </text:p>
      <text:p text:style-name="P20"><text:tab/>}</text:p>
      <text:p text:style-name="P20"><text:tab/></text:p>
      <text:p text:style-name="P20"><text:tab/>private Population(){</text:p>
      <text:p text:style-name="P20"><text:tab/><text:tab/>population = new ArrayList&lt;Resident&gt;();</text:p>
      <text:p text:style-name="P20"><text:tab/><text:tab/></text:p>
      <text:p text:style-name="P20"><text:tab/><text:tab/>PopulationService.initPopulation(this);</text:p>
      <text:p text:style-name="P20"><text:tab/>}</text:p>
      <text:p text:style-name="P20"></text:p>
      <text:p text:style-name="P20"><text:tab/>//@Override</text:p>
      <text:p text:style-name="P20"><text:tab/>public Iterator&lt;Resident&gt; iterator() {</text:p>
      <text:p text:style-name="P20"><text:tab/><text:tab/>return population.iterator();</text:p>
      <text:p text:style-name="P20"><text:tab/>}</text:p>
      <text:p text:style-name="P20"></text:p>
      <text:p text:style-name="P20"><text:tab/>public void addResident() {</text:p>
      <text:p text:style-name="P20"><text:tab/><text:tab/>Resident newResident = new Resident();</text:p>
      <text:p text:style-name="P20"><text:tab/><text:tab/>int addedScore = newResident.getScore();</text:p>
      <text:p text:style-name="P20"><text:tab/><text:tab/></text:p>
      <text:p text:style-name="P20"><text:tab/><text:tab/>population.add(newResident);</text:p>
      <text:p text:style-name="P20"><text:tab/><text:tab/></text:p>
      <text:p text:style-name="P20"><text:tab/><text:tab/>if (addedScore &gt; bestScore)</text:p>
      <text:p text:style-name="P20"><text:tab/><text:tab/><text:tab/>bestScore = addedScore;</text:p>
      <text:p text:style-name="P20"><text:tab/><text:tab/></text:p>
      <text:p text:style-name="P20"><text:soft-page-break/><text:tab/>}</text:p>
      <text:p text:style-name="P20"><text:tab/></text:p>
      <text:p text:style-name="P20"><text:tab/>public int getBestScore() {</text:p>
      <text:p text:style-name="P20"><text:tab/><text:tab/>return bestScore;</text:p>
      <text:p text:style-name="P20"><text:tab/>}</text:p>
      <text:p text:style-name="P20"><text:tab/></text:p>
      <text:p text:style-name="P20"><text:tab/>@SuppressWarnings("unchecked")</text:p>
      <text:p text:style-name="P20"><text:tab/>public List&lt;Resident&gt; getPopulation() {</text:p>
      <text:p text:style-name="P20"><text:tab/><text:tab/>return (List&lt;Resident&gt;) population.clone();</text:p>
      <text:p text:style-name="P20"><text:tab/>}</text:p>
      <text:p text:style-name="P20"></text:p>
      <text:p text:style-name="P20"><text:tab/>public void applyFilters(Class [] filters) throws InstantiationException, IllegalAccessException {</text:p>
      <text:p text:style-name="P20"><text:tab/><text:tab/></text:p>
      <text:p text:style-name="P20"><text:tab/><text:tab/>HashSet&lt;Resident&gt; newPopulation = new HashSet&lt;Resident&gt;();</text:p>
      <text:p text:style-name="P20"><text:tab/><text:tab/></text:p>
      <text:p text:style-name="P20"><text:tab/><text:tab/>for (int i=0; i &lt; filters.length ; i++){</text:p>
      <text:p text:style-name="P20"><text:tab/><text:tab/><text:tab/>Filter filter = (Filter) filters[i].newInstance();</text:p>
      <text:p text:style-name="P20"><text:tab/><text:tab/><text:tab/></text:p>
      <text:p text:style-name="P20"><text:tab/><text:tab/><text:tab/>filter.init(bestScore, population);</text:p>
      <text:p text:style-name="P20"><text:tab/><text:tab/><text:tab/></text:p>
      <text:p text:style-name="P20"><text:tab/><text:tab/><text:tab/>newPopulation.addAll(filter.applyFilter());</text:p>
      <text:p text:style-name="P20"><text:tab/><text:tab/>}</text:p>
      <text:p text:style-name="P20"><text:tab/><text:tab/></text:p>
      <text:p text:style-name="P20"><text:tab/><text:tab/>population.clear();</text:p>
      <text:p text:style-name="P20"><text:tab/><text:tab/>population.addAll(newPopulation);</text:p>
      <text:p text:style-name="P20"><text:tab/><text:tab/></text:p>
      <text:p text:style-name="P20"><text:tab/><text:tab/>recalculateScores();</text:p>
      <text:p text:style-name="P20"><text:tab/><text:tab/></text:p>
      <text:p text:style-name="P20"><text:tab/>}</text:p>
      <text:p text:style-name="P20"></text:p>
      <text:p text:style-name="P20"><text:tab/>private void recalculateScores() {</text:p>
      <text:p text:style-name="P20"><text:tab/><text:tab/>bestScore = 0;</text:p>
      <text:p text:style-name="P20"><text:tab/><text:tab/>int score;</text:p>
      <text:p text:style-name="P20"><text:tab/><text:tab/>for (Resident res: population){</text:p>
      <text:p text:style-name="P20"><text:tab/><text:tab/><text:tab/>score = res.calculateScore();</text:p>
      <text:p text:style-name="P20"><text:tab/><text:tab/><text:tab/></text:p>
      <text:p text:style-name="P20"><text:tab/><text:tab/><text:tab/>if (score &gt; bestScore){</text:p>
      <text:p text:style-name="P20"><text:tab/><text:tab/><text:tab/><text:tab/>bestScore = score;</text:p>
      <text:p text:style-name="P20"><text:tab/><text:tab/><text:tab/>}</text:p>
      <text:p text:style-name="P20"><text:tab/><text:tab/>}</text:p>
      <text:p text:style-name="P20"><text:tab/>}</text:p>
      <text:p text:style-name="P20"></text:p>
      <text:p text:style-name="P20">}</text:p>
      <text:p text:style-name="P20"/>
      <text:p text:style-name="P20"/>
      <text:p text:style-name="P21">domain.Resident</text:p>
      <text:p text:style-name="P21"/>
      <text:p text:style-name="P20">package domains;</text:p>
      <text:p text:style-name="P20"/>
      <text:p text:style-name="P20">import java.util.Random;</text:p>
      <text:p text:style-name="P20"/>
      <text:p text:style-name="P20">public class Resident {</text:p>
      <text:p text:style-name="P20"/>
      <text:p text:style-name="P20"><text:tab/>public static final int GENES_BITS = 32;</text:p>
      <text:p text:style-name="P20"><text:tab/>public static final int MAX_AGE = 70;</text:p>
      <text:p text:style-name="P20"><text:tab/>public static final int MIN_REPR_AGE = 18;</text:p>
      <text:p text:style-name="P20"><text:tab/>public static final int MAX_REPR_AGE = 50;</text:p>
      <text:p text:style-name="P20"><text:tab/></text:p>
      <text:p text:style-name="P20"><text:tab/>public static final String [] SEX = { "M", "F"};</text:p>
      <text:p text:style-name="P20"><text:tab/>public static final String [] GENES = { "X", "Y"};</text:p>
      <text:p text:style-name="P20"/>
      <text:p text:style-name="P20"><text:tab/>private static int SEQ_ID = 0;</text:p>
      <text:p text:style-name="P20"><text:tab/></text:p>
      <text:p text:style-name="P20"><text:tab/>//id unico de control - puede usarse para que no se repitan los objetos</text:p>
      <text:p text:style-name="P20"><text:tab/>private int residentId; </text:p>
      <text:p text:style-name="P20"><text:tab/>//Codigo genetico de X bits (ej 32, 64, 128, etc.) diferenciados en XY</text:p>
      <text:p text:style-name="P20"><text:tab/>private String geneticCode;</text:p>
      <text:p text:style-name="P20"><text:tab/></text:p>
      <text:p text:style-name="P20"><text:tab/>private boolean reproductible;</text:p>
      <text:p text:style-name="P20"><text:tab/>private int age;</text:p>
      <text:p text:style-name="P20"><text:tab/>private int aptitud;</text:p>
      <text:p text:style-name="P20"><text:tab/>private String sex;</text:p>
      <text:p text:style-name="P20"><text:tab/></text:p>
      <text:p text:style-name="P20"><text:tab/>private int score;</text:p>
      <text:p text:style-name="P20"><text:tab/></text:p>
      <text:p text:style-name="P20"><text:tab/>public void setScore(int score){</text:p>
      <text:p text:style-name="P20"><text:tab/><text:tab/>this.score = score;</text:p>
      <text:p text:style-name="P20"><text:soft-page-break/><text:tab/>}</text:p>
      <text:p text:style-name="P20"><text:tab/>public int getScore(){</text:p>
      <text:p text:style-name="P20"><text:tab/><text:tab/>return score;</text:p>
      <text:p text:style-name="P20"><text:tab/>}</text:p>
      <text:p text:style-name="P20"><text:tab/></text:p>
      <text:p text:style-name="P20"><text:tab/>public Resident(){</text:p>
      <text:p text:style-name="P20"><text:tab/><text:tab/>this(getNewId(),true);</text:p>
      <text:p text:style-name="P20"><text:tab/>}</text:p>
      <text:p text:style-name="P20"><text:tab/>private static synchronized int getNewId(){</text:p>
      <text:p text:style-name="P20"><text:tab/><text:tab/>return SEQ_ID++;</text:p>
      <text:p text:style-name="P20"><text:tab/>}</text:p>
      <text:p text:style-name="P20"><text:tab/>private Resident(int id, boolean isNew){</text:p>
      <text:p text:style-name="P20"><text:tab/><text:tab/>this.residentId = id;</text:p>
      <text:p text:style-name="P20"><text:tab/><text:tab/>if (isNew){</text:p>
      <text:p text:style-name="P20"><text:tab/><text:tab/><text:tab/>fillRandomData();</text:p>
      <text:p text:style-name="P20"><text:tab/><text:tab/>}</text:p>
      <text:p text:style-name="P20"><text:tab/>}</text:p>
      <text:p text:style-name="P20"/>
      <text:p text:style-name="P20"><text:tab/>private void fillRandomData() {</text:p>
      <text:p text:style-name="P20"><text:tab/><text:tab/>Random random = new Random();</text:p>
      <text:p text:style-name="P20"><text:tab/><text:tab/>age = random.nextInt(MAX_AGE);</text:p>
      <text:p text:style-name="P20"><text:tab/><text:tab/>reproductible = age &gt; MIN_REPR_AGE &amp;&amp; age &lt; MAX_REPR_AGE &amp;&amp; random.nextInt(2)&gt;0;</text:p>
      <text:p text:style-name="P20"><text:tab/><text:tab/>aptitud = random.nextInt(1000);</text:p>
      <text:p text:style-name="P20"><text:tab/><text:tab/>sex = SEX[random.nextInt(SEX.length)];</text:p>
      <text:p text:style-name="P20"><text:tab/><text:tab/></text:p>
      <text:p text:style-name="P20"><text:tab/><text:tab/>StringBuffer geneBuffer = new StringBuffer(GENES_BITS);</text:p>
      <text:p text:style-name="P20"><text:tab/><text:tab/>for (int i = 0; i &lt; GENES_BITS; i++){</text:p>
      <text:p text:style-name="P20"><text:tab/><text:tab/><text:tab/>geneBuffer.append(GENES[random.nextInt(GENES.length)]);</text:p>
      <text:p text:style-name="P20"><text:tab/><text:tab/>}</text:p>
      <text:p text:style-name="P20"><text:tab/><text:tab/>geneticCode = geneBuffer.toString();</text:p>
      <text:p text:style-name="P20"><text:tab/><text:tab/></text:p>
      <text:p text:style-name="P20"/>
      <text:p text:style-name="P20"><text:tab/><text:tab/></text:p>
      <text:p text:style-name="P20"><text:tab/><text:tab/>calculateScore();</text:p>
      <text:p text:style-name="P20"><text:tab/><text:tab/></text:p>
      <text:p text:style-name="P20"><text:tab/>}</text:p>
      <text:p text:style-name="P20"><text:tab/></text:p>
      <text:p text:style-name="P20"><text:tab/>public int calculateScore(){</text:p>
      <text:p text:style-name="P20"><text:tab/><text:tab/>double reprodScore = 1.0;</text:p>
      <text:p text:style-name="P20"><text:tab/><text:tab/>double ageScore = 1.0;</text:p>
      <text:p text:style-name="P20"><text:tab/><text:tab/>if (age &lt; MIN_REPR_AGE){</text:p>
      <text:p text:style-name="P20"><text:tab/><text:tab/><text:tab/>ageScore = 2.0;</text:p>
      <text:p text:style-name="P20"><text:tab/><text:tab/>} else if (age &gt; MAX_REPR_AGE){</text:p>
      <text:p text:style-name="P20"><text:tab/><text:tab/><text:tab/>ageScore = 0.8;</text:p>
      <text:p text:style-name="P20"><text:tab/><text:tab/><text:tab/>reprodScore = 0.6;</text:p>
      <text:p text:style-name="P20"><text:tab/><text:tab/>} else if (age &gt; MAX_AGE){</text:p>
      <text:p text:style-name="P20"><text:tab/><text:tab/><text:tab/>ageScore = 0.5;</text:p>
      <text:p text:style-name="P20"><text:tab/><text:tab/><text:tab/>reprodScore = 0.6;</text:p>
      <text:p text:style-name="P20"><text:tab/><text:tab/>} else { //En edades reproducibles</text:p>
      <text:p text:style-name="P20"><text:tab/><text:tab/><text:tab/>ageScore = 1.5;</text:p>
      <text:p text:style-name="P20"><text:tab/><text:tab/><text:tab/>if (!reproductible){</text:p>
      <text:p text:style-name="P20"><text:tab/><text:tab/><text:tab/><text:tab/>reprodScore = 0.6;</text:p>
      <text:p text:style-name="P20"><text:tab/><text:tab/><text:tab/>} else {</text:p>
      <text:p text:style-name="P20"><text:tab/><text:tab/><text:tab/><text:tab/>reprodScore = 1.2;</text:p>
      <text:p text:style-name="P20"><text:tab/><text:tab/><text:tab/>}</text:p>
      <text:p text:style-name="P20"><text:tab/><text:tab/>}</text:p>
      <text:p text:style-name="P20"><text:tab/><text:tab/>score = (int)Math.round(aptitud * ageScore * reprodScore);</text:p>
      <text:p text:style-name="P20"><text:tab/><text:tab/>return score;</text:p>
      <text:p text:style-name="P20"><text:tab/>}</text:p>
      <text:p text:style-name="P20"><text:tab/>@Override</text:p>
      <text:p text:style-name="P20"><text:tab/>protected Object clone() throws CloneNotSupportedException {</text:p>
      <text:p text:style-name="P20"><text:tab/><text:tab/>Resident cloned = new Resident(this.residentId,false);</text:p>
      <text:p text:style-name="P20"><text:tab/><text:tab/>copyData(cloned);</text:p>
      <text:p text:style-name="P20"><text:tab/><text:tab/>return cloned;</text:p>
      <text:p text:style-name="P20"><text:tab/>}</text:p>
      <text:p text:style-name="P20"><text:tab/>private void copyData(Resident cloned) {</text:p>
      <text:p text:style-name="P20"><text:tab/><text:tab/>cloned.age = this.age;</text:p>
      <text:p text:style-name="P20"><text:tab/><text:tab/>cloned.aptitud = this.aptitud;</text:p>
      <text:p text:style-name="P20"><text:tab/><text:tab/>cloned.geneticCode = this.geneticCode;</text:p>
      <text:p text:style-name="P20"><text:tab/><text:tab/>cloned.reproductible = this.reproductible;</text:p>
      <text:p text:style-name="P20"><text:tab/><text:tab/>cloned.sex = this.sex;</text:p>
      <text:p text:style-name="P20"><text:tab/><text:tab/>cloned.score = this.score;</text:p>
      <text:p text:style-name="P20"><text:tab/>}</text:p>
      <text:p text:style-name="P20"><text:tab/></text:p>
      <text:p text:style-name="P20"><text:tab/>@Override</text:p>
      <text:p text:style-name="P20"><text:tab/>public String toString() {</text:p>
      <text:p text:style-name="P20"><text:soft-page-break/><text:tab/><text:tab/>return "[Resident: id="+residentId+"; reproductible="+reproductible+"; age="+age+"; aptitud="+aptitud+"; score="+score+"; geneticCode=\""+geneticCode+"\"];";</text:p>
      <text:p text:style-name="P20"><text:tab/>}</text:p>
      <text:p text:style-name="P20"><text:tab/></text:p>
      <text:p text:style-name="P20"><text:tab/>@Override</text:p>
      <text:p text:style-name="P20"><text:tab/>public int hashCode() {</text:p>
      <text:p text:style-name="P20"><text:tab/><text:tab/>return residentId; //el residentId debe ser unico por lo que sirve como clave hash.</text:p>
      <text:p text:style-name="P20"><text:tab/>}</text:p>
      <text:p text:style-name="P20"><text:tab/></text:p>
      <text:p text:style-name="P20"><text:tab/>public int getResidentId() {</text:p>
      <text:p text:style-name="P20"><text:tab/><text:tab/>return residentId;</text:p>
      <text:p text:style-name="P20"><text:tab/>}</text:p>
      <text:p text:style-name="P20"/>
      <text:p text:style-name="P20"><text:tab/>public boolean isReproductible() {</text:p>
      <text:p text:style-name="P20"><text:tab/><text:tab/>return reproductible;</text:p>
      <text:p text:style-name="P20"><text:tab/>}</text:p>
      <text:p text:style-name="P20"><text:tab/>public String getSex() {</text:p>
      <text:p text:style-name="P20"><text:tab/><text:tab/>return sex;</text:p>
      <text:p text:style-name="P20"><text:tab/>}</text:p>
      <text:p text:style-name="P20"><text:tab/>public String getGeneticCode() {</text:p>
      <text:p text:style-name="P20"><text:tab/><text:tab/>return geneticCode;</text:p>
      <text:p text:style-name="P20"><text:tab/>}</text:p>
      <text:p text:style-name="P20"><text:tab/>public int getAge() {</text:p>
      <text:p text:style-name="P20"><text:tab/><text:tab/>return age;</text:p>
      <text:p text:style-name="P20"><text:tab/>}</text:p>
      <text:p text:style-name="P20"><text:tab/>public static Resident createChild(String geneticCode) {</text:p>
      <text:p text:style-name="P20"><text:tab/><text:tab/>Resident child = new Resident();</text:p>
      <text:p text:style-name="P20"><text:tab/><text:tab/></text:p>
      <text:p text:style-name="P20"><text:tab/><text:tab/>child.age = 0;</text:p>
      <text:p text:style-name="P20"><text:tab/><text:tab/>child.reproductible = false;</text:p>
      <text:p text:style-name="P20"><text:tab/><text:tab/>child.geneticCode = geneticCode;</text:p>
      <text:p text:style-name="P20"><text:tab/><text:tab/>child.calculateScore();</text:p>
      <text:p text:style-name="P20"><text:tab/><text:tab/></text:p>
      <text:p text:style-name="P20"><text:tab/><text:tab/>return child;</text:p>
      <text:p text:style-name="P20"><text:tab/>}</text:p>
      <text:p text:style-name="P20">}</text:p>
      <text:p text:style-name="P20"/>
      <text:p text:style-name="P20"/>
      <text:p text:style-name="P21">filters.reproduction.MultiPointCrossReproduction</text:p>
      <text:p text:style-name="P20"/>
      <text:p text:style-name="P20">package filters.reproduction;</text:p>
      <text:p text:style-name="P20"></text:p>
      <text:p text:style-name="P20">import java.util.ArrayList;</text:p>
      <text:p text:style-name="P20">import java.util.List;</text:p>
      <text:p text:style-name="P20">import java.util.Random;</text:p>
      <text:p text:style-name="P20"></text:p>
      <text:p text:style-name="P20">import services.PopulationParameters;</text:p>
      <text:p text:style-name="P20">import domains.Resident;</text:p>
      <text:p text:style-name="P20">import filters.Filter;</text:p>
      <text:p text:style-name="P20"></text:p>
      <text:p text:style-name="P20">public class MultiPointCrossReproduction extends Filter {</text:p>
      <text:p text:style-name="P20"></text:p>
      <text:p text:style-name="P20"><text:tab/>private List&lt;Resident&gt; reprodMales;</text:p>
      <text:p text:style-name="P20"><text:tab/>private List&lt;Resident&gt; reprodFemales;</text:p>
      <text:p text:style-name="P20"><text:tab/></text:p>
      <text:p text:style-name="P20"><text:tab/>public MultiPointCrossReproduction() {</text:p>
      <text:p text:style-name="P20"><text:tab/><text:tab/>super();</text:p>
      <text:p text:style-name="P20"><text:tab/>}</text:p>
      <text:p text:style-name="P20"><text:tab/>public MultiPointCrossReproduction(int bestScore, List&lt;Resident&gt; population) {</text:p>
      <text:p text:style-name="P20"><text:tab/><text:tab/>super(bestScore, population);</text:p>
      <text:p text:style-name="P20"><text:tab/>}</text:p>
      <text:p text:style-name="P20"></text:p>
      <text:p text:style-name="P20"><text:tab/>private void fillReprodFemales() {</text:p>
      <text:p text:style-name="P20"><text:tab/><text:tab/>fillReprod(reprodFemales,"F");</text:p>
      <text:p text:style-name="P20"><text:tab/>}</text:p>
      <text:p text:style-name="P20"></text:p>
      <text:p text:style-name="P20"><text:tab/>private void fillReprodMales() {</text:p>
      <text:p text:style-name="P20"><text:tab/><text:tab/>fillReprod(reprodMales,"M");<text:tab/><text:tab/></text:p>
      <text:p text:style-name="P20"><text:tab/>}</text:p>
      <text:p text:style-name="P20"></text:p>
      <text:p text:style-name="P20"><text:tab/>private void fillReprod(List&lt;Resident&gt; reprodRes, String sex) {</text:p>
      <text:p text:style-name="P20"><text:tab/><text:tab/>for (Resident res: population){</text:p>
      <text:p text:style-name="P20"><text:tab/><text:tab/><text:tab/>if (res.isReproductible() &amp;&amp; sex.equals(res.getSex()))</text:p>
      <text:p text:style-name="P20"><text:tab/><text:tab/><text:tab/><text:tab/>reprodRes.add(res);</text:p>
      <text:p text:style-name="P20"><text:tab/><text:tab/>}</text:p>
      <text:p text:style-name="P20"><text:tab/>}</text:p>
      <text:p text:style-name="P20"></text:p>
      <text:p text:style-name="P20"><text:soft-page-break/><text:tab/>@Override</text:p>
      <text:p text:style-name="P20"><text:tab/>public List&lt;Resident&gt; applyFilter() {</text:p>
      <text:p text:style-name="P20"><text:tab/><text:tab/>reprodMales = new ArrayList&lt;Resident&gt;();</text:p>
      <text:p text:style-name="P20"><text:tab/><text:tab/>reprodFemales = new ArrayList&lt;Resident&gt;();</text:p>
      <text:p text:style-name="P20"><text:tab/><text:tab/>fillReprodMales();</text:p>
      <text:p text:style-name="P20"><text:tab/><text:tab/>fillReprodFemales();</text:p>
      <text:p text:style-name="P20"><text:tab/><text:tab/></text:p>
      <text:p text:style-name="P20"><text:tab/><text:tab/>Random random = new Random();</text:p>
      <text:p text:style-name="P20"><text:tab/><text:tab/>List&lt;Resident&gt; reproductedChilds = new ArrayList&lt;Resident&gt;();</text:p>
      <text:p text:style-name="P20"><text:tab/><text:tab/>int maxCouples = Math.min(reprodMales.size(), reprodFemales.size());</text:p>
      <text:p text:style-name="P20"><text:tab/><text:tab/>int maxReproduction = population.size() * PopulationParameters.REPRODUCTION_PRCT / 100;</text:p>
      <text:p text:style-name="P20"><text:tab/><text:tab/></text:p>
      <text:p text:style-name="P20"><text:tab/><text:tab/>int couplesSel = 0;</text:p>
      <text:p text:style-name="P20"><text:tab/><text:tab/>int reproducted = 0;</text:p>
      <text:p text:style-name="P20"><text:tab/><text:tab/>while (couplesSel &lt; maxCouples &amp;&amp; reproducted &lt; maxReproduction){</text:p>
      <text:p text:style-name="P20"><text:tab/><text:tab/><text:tab/>couplesSel++;</text:p>
      <text:p text:style-name="P20"><text:tab/><text:tab/><text:tab/></text:p>
      <text:p text:style-name="P20"><text:tab/><text:tab/><text:tab/>int manIdx = random.nextInt(reprodMales.size());</text:p>
      <text:p text:style-name="P20"><text:tab/><text:tab/><text:tab/>Resident Man = reprodMales.get(manIdx);</text:p>
      <text:p text:style-name="P20"><text:tab/><text:tab/><text:tab/>int womanIdx = random.nextInt(reprodFemales.size());</text:p>
      <text:p text:style-name="P20"><text:tab/><text:tab/><text:tab/>Resident Woman = reprodFemales.get(womanIdx);</text:p>
      <text:p text:style-name="P20"><text:tab/><text:tab/><text:tab/></text:p>
      <text:p text:style-name="P20"><text:tab/><text:tab/><text:tab/>//randomicamente dice si la pareja reproduce</text:p>
      <text:p text:style-name="P20"><text:tab/><text:tab/><text:tab/>if (true || random.nextBoolean()){</text:p>
      <text:p text:style-name="P20"><text:tab/><text:tab/><text:tab/><text:tab/>Resident child = makeChild(Man,Woman);</text:p>
      <text:p text:style-name="P20"><text:tab/><text:tab/><text:tab/><text:tab/>reproductedChilds.add(child);</text:p>
      <text:p text:style-name="P20"><text:tab/><text:tab/><text:tab/>}</text:p>
      <text:p text:style-name="P20"><text:tab/><text:tab/><text:tab/>reprodMales.remove(manIdx);</text:p>
      <text:p text:style-name="P20"><text:tab/><text:tab/><text:tab/>reprodFemales.remove(womanIdx);</text:p>
      <text:p text:style-name="P20"><text:tab/><text:tab/>}</text:p>
      <text:p text:style-name="P20"><text:tab/><text:tab/></text:p>
      <text:p text:style-name="P20"><text:tab/><text:tab/>return reproductedChilds;</text:p>
      <text:p text:style-name="P20"><text:tab/>}</text:p>
      <text:p text:style-name="P20"></text:p>
      <text:p text:style-name="P20"><text:tab/>private Resident makeChild(Resident man, Resident woman) {</text:p>
      <text:p text:style-name="P20"><text:tab/><text:tab/>String genMan = man.getGeneticCode();</text:p>
      <text:p text:style-name="P20"><text:tab/><text:tab/>String genWoman = woman.getGeneticCode();</text:p>
      <text:p text:style-name="P20"><text:tab/><text:tab/></text:p>
      <text:p text:style-name="P20"><text:tab/><text:tab/>StringBuffer childGeneticCode = new StringBuffer();</text:p>
      <text:p text:style-name="P20"><text:tab/><text:tab/></text:p>
      <text:p text:style-name="P20"><text:tab/><text:tab/>int genBit = 0;</text:p>
      <text:p text:style-name="P20"><text:tab/><text:tab/>int step = 0;</text:p>
      <text:p text:style-name="P20"><text:tab/><text:tab/>int [] parts = {1,1,2,4};</text:p>
      <text:p text:style-name="P20">//<text:tab/><text:tab/>int pos = 0;</text:p>
      <text:p text:style-name="P20"><text:tab/><text:tab/>while (genBit &lt; Resident.GENES_BITS){</text:p>
      <text:p text:style-name="P20"><text:tab/><text:tab/><text:tab/>int qtyBits = parts[step%parts.length];</text:p>
      <text:p text:style-name="P20"><text:tab/><text:tab/><text:tab/></text:p>
      <text:p text:style-name="P20"><text:tab/><text:tab/><text:tab/>if (step%2 == 0){//primer y tercer posicion para la madre, 2da y 4ta para el padre. Indices 0 a 3</text:p>
      <text:p text:style-name="P20"><text:tab/><text:tab/><text:tab/><text:tab/>childGeneticCode.append(genWoman.substring(genBit, genBit + qtyBits));</text:p>
      <text:p text:style-name="P20"><text:tab/><text:tab/><text:tab/>} else {</text:p>
      <text:p text:style-name="P20"><text:tab/><text:tab/><text:tab/><text:tab/>childGeneticCode.append(genMan.substring(genBit, genBit + qtyBits));</text:p>
      <text:p text:style-name="P20"><text:tab/><text:tab/><text:tab/>}</text:p>
      <text:p text:style-name="P20"><text:tab/><text:tab/><text:tab/></text:p>
      <text:p text:style-name="P20"><text:tab/><text:tab/><text:tab/></text:p>
      <text:p text:style-name="P20">//<text:tab/><text:tab/><text:tab/>pos+=qtyBits;</text:p>
      <text:p text:style-name="P20"><text:tab/><text:tab/><text:tab/>genBit+=qtyBits;</text:p>
      <text:p text:style-name="P20"><text:tab/><text:tab/><text:tab/>step++;</text:p>
      <text:p text:style-name="P20"><text:tab/><text:tab/>}</text:p>
      <text:p text:style-name="P20"><text:tab/><text:tab/></text:p>
      <text:p text:style-name="P20"><text:tab/><text:tab/></text:p>
      <text:p text:style-name="P20"><text:tab/><text:tab/>Resident child = Resident.createChild(childGeneticCode.toString());</text:p>
      <text:p text:style-name="P20"><text:tab/><text:tab/></text:p>
      <text:p text:style-name="P20"><text:tab/><text:tab/>return child;</text:p>
      <text:p text:style-name="P20"><text:tab/>}</text:p>
      <text:p text:style-name="P20"></text:p>
      <text:p text:style-name="P20">}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filters.selection.RouletteSelection</text:p>
      <text:p text:style-name="P20"/>
      <text:p text:style-name="P20">package filters.selection;</text:p>
      <text:p text:style-name="P20"></text:p>
      <text:p text:style-name="P20">import java.util.ArrayList;</text:p>
      <text:p text:style-name="P20">import java.util.HashSet;</text:p>
      <text:p text:style-name="P20">import java.util.List;</text:p>
      <text:p text:style-name="P20">import java.util.Random;</text:p>
      <text:p text:style-name="P20"></text:p>
      <text:p text:style-name="P20">import services.PopulationParameters;</text:p>
      <text:p text:style-name="P20"></text:p>
      <text:p text:style-name="P20">import domains.Resident;</text:p>
      <text:p text:style-name="P20">import filters.Filter;</text:p>
      <text:p text:style-name="P20"></text:p>
      <text:p text:style-name="P20">public class RouletteSelection extends Filter {</text:p>
      <text:p text:style-name="P20"></text:p>
      <text:p text:style-name="P20"><text:tab/>private final int bucketsCount = 100;</text:p>
      <text:p text:style-name="P20"><text:tab/></text:p>
      <text:p text:style-name="P20"><text:tab/>public RouletteSelection() {</text:p>
      <text:p text:style-name="P20"><text:tab/><text:tab/>super();</text:p>
      <text:p text:style-name="P20"><text:tab/>}</text:p>
      <text:p text:style-name="P20"><text:tab/>public RouletteSelection(int bestScore, List&lt;Resident&gt; population) {</text:p>
      <text:p text:style-name="P20"><text:tab/><text:tab/>super(bestScore, population);</text:p>
      <text:p text:style-name="P20"><text:tab/>}</text:p>
      <text:p text:style-name="P20"></text:p>
      <text:p text:style-name="P20"><text:tab/>@Override</text:p>
      <text:p text:style-name="P20"><text:tab/>public List&lt;Resident&gt; applyFilter() {</text:p>
      <text:p text:style-name="P20"><text:tab/><text:tab/>HashSet&lt;Resident&gt; [] buckets = new HashSet[bucketsCount];</text:p>
      <text:p text:style-name="P20"><text:tab/><text:tab/>for (int i=0; i &lt; bucketsCount; i++){</text:p>
      <text:p text:style-name="P20"><text:tab/><text:tab/><text:tab/>buckets[i] = new HashSet&lt;Resident&gt;();</text:p>
      <text:p text:style-name="P20"><text:tab/><text:tab/>}</text:p>
      <text:p text:style-name="P20"><text:tab/><text:tab/></text:p>
      <text:p text:style-name="P20"><text:tab/><text:tab/>HashSet&lt;Resident&gt; selected = new HashSet&lt;Resident&gt;();</text:p>
      <text:p text:style-name="P20"><text:tab/><text:tab/>Random random = new Random();</text:p>
      <text:p text:style-name="P20"><text:tab/><text:tab/></text:p>
      <text:p text:style-name="P20"><text:tab/><text:tab/>//Reparto la poblacion en los buckets segun su Score de aptitud.</text:p>
      <text:p text:style-name="P20"><text:tab/><text:tab/>for (Resident res : population){</text:p>
      <text:p text:style-name="P20"><text:tab/><text:tab/><text:tab/>int qtyBuckets = (int)((double)res.getScore())*bucketsCount/bestScore;</text:p>
      <text:p text:style-name="P20"><text:tab/><text:tab/><text:tab/></text:p>
      <text:p text:style-name="P20"><text:tab/><text:tab/><text:tab/>int failTries = 0;</text:p>
      <text:p text:style-name="P20"><text:tab/><text:tab/><text:tab/>int insertedBuckets = 0;</text:p>
      <text:p text:style-name="P20"><text:tab/><text:tab/><text:tab/>while (insertedBuckets &lt; qtyBuckets &amp;&amp; failTries &lt; 100){</text:p>
      <text:p text:style-name="P20"><text:tab/><text:tab/><text:tab/><text:tab/>int nextBucket = random.nextInt(bucketsCount);</text:p>
      <text:p text:style-name="P20"><text:tab/><text:tab/><text:tab/><text:tab/></text:p>
      <text:p text:style-name="P20"><text:tab/><text:tab/><text:tab/><text:tab/>if (buckets[nextBucket].contains(res)){</text:p>
      <text:p text:style-name="P20"><text:tab/><text:tab/><text:tab/><text:tab/><text:tab/>failTries++;</text:p>
      <text:p text:style-name="P20"><text:tab/><text:tab/><text:tab/><text:tab/>} else {</text:p>
      <text:p text:style-name="P20"><text:tab/><text:tab/><text:tab/><text:tab/><text:tab/>buckets[nextBucket].add(res);</text:p>
      <text:p text:style-name="P20"><text:tab/><text:tab/><text:tab/><text:tab/><text:tab/>insertedBuckets++;</text:p>
      <text:p text:style-name="P20"><text:tab/><text:tab/><text:tab/><text:tab/>}</text:p>
      <text:p text:style-name="P20"><text:tab/><text:tab/><text:tab/>}</text:p>
      <text:p text:style-name="P20"><text:tab/><text:tab/>}</text:p>
      <text:p text:style-name="P20"><text:tab/><text:tab/></text:p>
      <text:p text:style-name="P20"><text:tab/><text:tab/>int actualPopulationSize = population.size();</text:p>
      <text:p text:style-name="P20"><text:tab/><text:tab/></text:p>
      <text:p text:style-name="P20"><text:tab/><text:tab/>while (selected.size() &lt; actualPopulationSize * PopulationParameters.SELECTION_PRCT / 100){</text:p>
      <text:p text:style-name="P20"><text:tab/><text:tab/><text:tab/>selected.addAll(buckets[random.nextInt(bucketsCount)]);</text:p>
      <text:p text:style-name="P20"><text:tab/><text:tab/>}</text:p>
      <text:p text:style-name="P20"><text:tab/><text:tab/></text:p>
      <text:p text:style-name="P20"><text:tab/><text:tab/>return new ArrayList&lt;Resident&gt;(selected);</text:p>
      <text:p text:style-name="P20"><text:tab/>}</text:p>
      <text:p text:style-name="P20"></text:p>
      <text:p text:style-name="P20">}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filters.selection.TournamentSelection</text:p>
      <text:p text:style-name="P20"/>
      <text:p text:style-name="P20">package filters.selection;</text:p>
      <text:p text:style-name="P20"></text:p>
      <text:p text:style-name="P20">import java.util.ArrayList;</text:p>
      <text:p text:style-name="P20">import java.util.List;</text:p>
      <text:p text:style-name="P20">import java.util.Random;</text:p>
      <text:p text:style-name="P20"></text:p>
      <text:p text:style-name="P20">import services.PopulationParameters;</text:p>
      <text:p text:style-name="P20">import domains.Resident;</text:p>
      <text:p text:style-name="P20">import filters.Filter;</text:p>
      <text:p text:style-name="P20"></text:p>
      <text:p text:style-name="P20">public class TournamentSelection extends Filter {</text:p>
      <text:p text:style-name="P20"></text:p>
      <text:p text:style-name="P20"><text:tab/>public TournamentSelection() {</text:p>
      <text:p text:style-name="P20"><text:tab/><text:tab/>super();</text:p>
      <text:p text:style-name="P20"><text:tab/>}</text:p>
      <text:p text:style-name="P20"><text:tab/>public TournamentSelection(int bestScore, List&lt;Resident&gt; population) {</text:p>
      <text:p text:style-name="P20"><text:tab/><text:tab/>super(bestScore, population);</text:p>
      <text:p text:style-name="P20"><text:tab/>}</text:p>
      <text:p text:style-name="P20"></text:p>
      <text:p text:style-name="P20"><text:tab/>@Override</text:p>
      <text:p text:style-name="P20"><text:tab/>public List&lt;Resident&gt; applyFilter() {</text:p>
      <text:p text:style-name="P20"><text:tab/><text:tab/>List&lt;Resident&gt; selected = new ArrayList&lt;Resident&gt;();</text:p>
      <text:p text:style-name="P20"><text:tab/><text:tab/>Random random = new Random();</text:p>
      <text:p text:style-name="P20"><text:tab/><text:tab/></text:p>
      <text:p text:style-name="P20"><text:tab/><text:tab/>int actualPopulationSize = population.size();</text:p>
      <text:p text:style-name="P20"><text:tab/><text:tab/>while (selected.size() &lt; actualPopulationSize * PopulationParameters.SELECTION_PRCT / 100){</text:p>
      <text:p text:style-name="P20"><text:tab/><text:tab/><text:tab/>int firstIdx = random.nextInt(population.size());</text:p>
      <text:p text:style-name="P20"><text:tab/><text:tab/><text:tab/>Resident first = population.get(firstIdx);</text:p>
      <text:p text:style-name="P20"><text:tab/><text:tab/><text:tab/>int secondIdx = random.nextInt(population.size());</text:p>
      <text:p text:style-name="P20"><text:tab/><text:tab/><text:tab/>Resident second = population.get(secondIdx);</text:p>
      <text:p text:style-name="P20"><text:tab/><text:tab/><text:tab/>if (first.getResidentId() != second.getResidentId()){</text:p>
      <text:p text:style-name="P20"><text:tab/><text:tab/><text:tab/><text:tab/>if (second.getScore()&gt;first.getScore()){</text:p>
      <text:p text:style-name="P20"><text:tab/><text:tab/><text:tab/><text:tab/><text:tab/>selected.add(second);</text:p>
      <text:p text:style-name="P20"><text:tab/><text:tab/><text:tab/><text:tab/><text:tab/>population.remove(secondIdx);</text:p>
      <text:p text:style-name="P20"><text:tab/><text:tab/><text:tab/><text:tab/>} else {</text:p>
      <text:p text:style-name="P20"><text:tab/><text:tab/><text:tab/><text:tab/><text:tab/>selected.add(first);</text:p>
      <text:p text:style-name="P20"><text:tab/><text:tab/><text:tab/><text:tab/><text:tab/>population.remove(firstIdx);</text:p>
      <text:p text:style-name="P20"><text:tab/><text:tab/><text:tab/><text:tab/>}</text:p>
      <text:p text:style-name="P20"><text:tab/><text:tab/><text:tab/>}</text:p>
      <text:p text:style-name="P20"><text:tab/><text:tab/>}</text:p>
      <text:p text:style-name="P20"><text:tab/><text:tab/>return selected;</text:p>
      <text:p text:style-name="P20"><text:tab/>}</text:p>
      <text:p text:style-name="P20"></text:p>
      <text:p text:style-name="P20">}</text:p>
      <text:p text:style-name="P20"/>
      <text:p text:style-name="P20"/>
      <text:p text:style-name="P21">filters.Filter</text:p>
      <text:p text:style-name="P20"/>
      <text:p text:style-name="P20">package filters;</text:p>
      <text:p text:style-name="P20"></text:p>
      <text:p text:style-name="P20">import java.util.List;</text:p>
      <text:p text:style-name="P20"></text:p>
      <text:p text:style-name="P20">import domains.Resident;</text:p>
      <text:p text:style-name="P20"></text:p>
      <text:p text:style-name="P20">public abstract class Filter {</text:p>
      <text:p text:style-name="P20"><text:tab/>protected int bestScore;</text:p>
      <text:p text:style-name="P20"><text:tab/>protected List&lt;Resident&gt; population;</text:p>
      <text:p text:style-name="P20"><text:tab/></text:p>
      <text:p text:style-name="P20"><text:tab/>public Filter() {</text:p>
      <text:p text:style-name="P20"><text:tab/>}</text:p>
      <text:p text:style-name="P20"><text:tab/></text:p>
      <text:p text:style-name="P20"><text:tab/>public Filter(int bestScore, List&lt;Resident&gt; population) {</text:p>
      <text:p text:style-name="P20"><text:tab/><text:tab/>init(bestScore,population);</text:p>
      <text:p text:style-name="P20"><text:tab/>}</text:p>
      <text:p text:style-name="P20"><text:tab/>public void init(int bestScore, List&lt;Resident&gt; population){</text:p>
      <text:p text:style-name="P20"><text:tab/><text:tab/>this.bestScore = bestScore;</text:p>
      <text:p text:style-name="P20"><text:tab/><text:tab/>this.population = population;<text:tab/><text:tab/></text:p>
      <text:p text:style-name="P20"><text:tab/>}</text:p>
      <text:p text:style-name="P20"></text:p>
      <text:p text:style-name="P20"><text:tab/>public abstract List&lt;Resident&gt; applyFilter();</text:p>
      <text:p text:style-name="P20">}</text:p>
      <text:p text:style-name="P20"/>
      <text:p text:style-name="P20"/>
      <text:p text:style-name="P20"/>
      <text:p text:style-name="P20"/>
      <text:p text:style-name="P21"><text:soft-page-break/>keys.ResidentKey</text:p>
      <text:p text:style-name="P20"/>
      <text:p text:style-name="P20">package keys;</text:p>
      <text:p text:style-name="P20"/>
      <text:p text:style-name="P20">public class ResidentKey {</text:p>
      <text:p text:style-name="P20"/>
      <text:p text:style-name="P20"><text:tab/>//Codigo genetico de X bits (ej 32, 64, 128, etc.) diferenciados en XY</text:p>
      <text:p text:style-name="P20"><text:tab/>private String geneticCode;</text:p>
      <text:p text:style-name="P20"><text:tab/></text:p>
      <text:p text:style-name="P20"><text:tab/>public ResidentKey(String geneticCode) {</text:p>
      <text:p text:style-name="P20"><text:tab/><text:tab/>this.geneticCode = geneticCode;</text:p>
      <text:p text:style-name="P20"><text:tab/>}</text:p>
      <text:p text:style-name="P20"><text:tab/></text:p>
      <text:p text:style-name="P20"><text:tab/>@Override</text:p>
      <text:p text:style-name="P20"><text:tab/>public int hashCode() {</text:p>
      <text:p text:style-name="P20"><text:tab/><text:tab/>return geneticCode.hashCode();</text:p>
      <text:p text:style-name="P20"><text:tab/>}</text:p>
      <text:p text:style-name="P20">}</text:p>
      <text:p text:style-name="P20"/>
      <text:p text:style-name="P20"/>
      <text:p text:style-name="P21">services.PopulationService</text:p>
      <text:p text:style-name="P20"/>
      <text:p text:style-name="P20">package services;</text:p>
      <text:p text:style-name="P20"/>
      <text:p text:style-name="P20">import domains.Population;</text:p>
      <text:p text:style-name="P20"/>
      <text:p text:style-name="P20">public class PopulationService {</text:p>
      <text:p text:style-name="P20"/>
      <text:p text:style-name="P20"><text:tab/>public static void initPopulation(Population population){</text:p>
      <text:p text:style-name="P20"><text:tab/><text:tab/>int vecPop;</text:p>
      <text:p text:style-name="P20"><text:tab/><text:tab/></text:p>
      <text:p text:style-name="P20"><text:tab/><text:tab/>for (vecPop = 0; vecPop &lt; PopulationParameters.POPULATION_SIZE; vecPop++){</text:p>
      <text:p text:style-name="P20"><text:tab/><text:tab/><text:tab/>population.addResident();</text:p>
      <text:p text:style-name="P20"><text:tab/><text:tab/>}</text:p>
      <text:p text:style-name="P20"><text:tab/><text:tab/></text:p>
      <text:p text:style-name="P20"><text:tab/>}</text:p>
      <text:p text:style-name="P20"/>
      <text:p text:style-name="P20"/>
      <text:p text:style-name="P20">}</text:p>
      <text:p text:style-name="P20"/>
      <text:p text:style-name="P20"/>
      <text:p text:style-name="P21">services.PopulationParameters</text:p>
      <text:p text:style-name="P20"/>
      <text:p text:style-name="P20">package services;</text:p>
      <text:p text:style-name="P20"/>
      <text:p text:style-name="P20">public class PopulationParameters {</text:p>
      <text:p text:style-name="P20"/>
      <text:p text:style-name="P20"><text:tab/>public final static int POPULATION_SIZE = 1000;</text:p>
      <text:p text:style-name="P20"><text:tab/>public final static int SELECTION_PRCT = 90;</text:p>
      <text:p text:style-name="P20"><text:tab/>public final static int REPRODUCTION_PRCT = 20;</text:p>
      <text:p text:style-name="P20"><text:tab/>public final static int MUTATION_PRCT = 10;</text:p>
      <text:p text:style-name="P20"><text:tab/></text:p>
      <text:p text:style-name="P20"><text:tab/>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adornments="Regular" style:font-pitch="variable" style:font-charset="x-symbol"/>
    <style:font-face style:name="Calibri1" svg:font-family="Calibri"/>
    <style:font-face style:name="Wingdings1" svg:font-family="Wingdings"/>
    <style:font-face style:name="Monospace" svg:font-family="Monospace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AR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8cm" fo:margin-bottom="0.736cm" fo:margin-left="1.515cm" fo:margin-right="0.785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GE</meta:initial-creator>
    <dc:creator>mgonzalez </dc:creator>
    <meta:editing-cycles>11</meta:editing-cycles>
    <meta:creation-date>2010-06-04T14:57:00</meta:creation-date>
    <dc:date>2010-12-10T19:29:27</dc:date>
    <meta:editing-duration>PT01H01M33S</meta:editing-duration>
    <meta:generator>OpenOffice.org/3.1$Linux OpenOffice.org_project/310m19$Build-9420</meta:generator>
    <meta:document-statistic meta:table-count="0" meta:image-count="0" meta:object-count="0" meta:page-count="15" meta:paragraph-count="724" meta:word-count="2438" meta:character-count="26004"/>
    <meta:template xlink:type="simple" xlink:actuate="onRequest" xlink:title="Normal.dotm" xlink:href=""/>
  </office:meta>
</office:document-meta>
</file>